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26b" officeooo:paragraph-rsid="0006c26b"/>
    </style:style>
    <style:style style:name="P2" style:family="paragraph" style:parent-style-name="Standard">
      <style:text-properties officeooo:rsid="0006c26b" officeooo:paragraph-rsid="000d9120"/>
    </style:style>
    <style:style style:name="P3" style:family="paragraph" style:parent-style-name="Standard">
      <style:text-properties fo:font-weight="bold" officeooo:rsid="000dde07" officeooo:paragraph-rsid="000dde07" style:font-weight-asian="bold" style:font-weight-complex="bold"/>
    </style:style>
    <style:style style:name="P4" style:family="paragraph" style:parent-style-name="Standard">
      <style:text-properties fo:font-weight="bold" officeooo:rsid="000e8393" officeooo:paragraph-rsid="000e8393" style:font-weight-asian="bold" style:font-weight-complex="bold"/>
    </style:style>
    <style:style style:name="P5" style:family="paragraph" style:parent-style-name="Standard">
      <style:text-properties fo:font-weight="normal" officeooo:rsid="000dde07" officeooo:paragraph-rsid="000dde07" style:font-weight-asian="normal" style:font-weight-complex="normal"/>
    </style:style>
    <style:style style:name="P6" style:family="paragraph" style:parent-style-name="Standard">
      <style:text-properties fo:font-weight="normal" officeooo:rsid="000e8393" officeooo:paragraph-rsid="000e8393" style:font-weight-asian="normal" style:font-weight-complex="normal"/>
    </style:style>
    <style:style style:name="P7" style:family="paragraph" style:parent-style-name="Standard">
      <style:text-properties officeooo:rsid="0006c26b" officeooo:paragraph-rsid="0006c26b"/>
    </style:style>
    <style:style style:name="P8" style:family="paragraph" style:parent-style-name="Standard">
      <style:text-properties fo:font-weight="normal" officeooo:rsid="000dde07" officeooo:paragraph-rsid="000dde07" style:font-weight-asian="normal" style:font-weight-complex="normal"/>
    </style:style>
    <style:style style:name="T1" style:family="text">
      <style:text-properties officeooo:rsid="000d9120"/>
    </style:style>
    <style:style style:name="T2" style:family="text">
      <style:text-properties officeooo:rsid="000e83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in code commands:</text:p>
      <text:p text:style-name="P1"/>
      <text:p text:style-name="P2">&lt;Stop network&gt;</text:p>
      <text:p text:style-name="P2">./network.sh down</text:p>
      <text:p text:style-name="P1"/>
      <text:p text:style-name="P1">&lt;<text:span text:style-name="T1">mandatory&gt;</text:span></text:p>
      <text:p text:style-name="P1">cd ~/Documents/TYP/hyperledger/fabric-samples/test-network</text:p>
      <text:p text:style-name="P1"/>
      <text:p text:style-name="P1">&lt;<text:span text:style-name="T1">optional&gt;</text:span></text:p>
      <text:p text:style-name="P1">export PATH=${PWD}/../bin:$PATH</text:p>
      <text:p text:style-name="P1">export FABRIC_CFG_PATH=${PWD}/../config/</text:p>
      <text:p text:style-name="P1">peer version</text:p>
      <text:p text:style-name="P1"/>
      <text:p text:style-name="P1"/>
      <text:p text:style-name="P1">! <text:span text:style-name="T1">run either of them</text:span></text:p>
      <text:p text:style-name="P1">&lt;<text:span text:style-name="T1">because I am using the CA identities&gt;</text:span></text:p>
      <text:p text:style-name="P1">./network.sh up createChannel -ca -c mychannel</text:p>
      <text:p text:style-name="P1"/>
      <text:p text:style-name="P1">&lt;<text:span text:style-name="T1">if using the cryptogen based without CA&gt;</text:span></text:p>
      <text:p text:style-name="P1">./network.sh up createChannel -c mychannel</text:p>
      <text:p text:style-name="P1"/>
      <text:p text:style-name="P1"/>
      <text:p text:style-name="P1">&lt;<text:span text:style-name="T1">with PDC&gt;</text:span></text:p>
      <text:p text:style-name="P1">./network.sh deployCC \</text:p>
      <text:p text:style-name="P1"><text:s text:c="2"/>-c mychannel \</text:p>
      <text:p text:style-name="P1"><text:s text:c="2"/>-ccn adoption \</text:p>
      <text:p text:style-name="P1"><text:s text:c="2"/>-ccp ../asset-transfer-basic/chaincode-typescript \</text:p>
      <text:p text:style-name="P1"><text:s text:c="2"/>-ccl typescript \</text:p>
      <text:p text:style-name="P1"><text:s text:c="2"/>-ccv 1.0 \</text:p>
      <text:p text:style-name="P1"><text:s text:c="2"/>-ccs 1 \</text:p>
      <text:p text:style-name="P1"><text:s text:c="2"/>-cccg ../asset-transfer-basic/chaincode-typescript/pdc/collections_config.json</text:p>
      <text:p text:style-name="P1"/>
      <text:p text:style-name="P1"/>
      <text:p text:style-name="P1">cd ~/Documents/TYP/hyperledger/fabric-samples/test-network</text:p>
      <text:p text:style-name="P1">export PATH=${PWD}/../bin:$PATH</text:p>
      <text:p text:style-name="P1">export FABRIC_CFG_PATH=${PWD}/../config/</text:p>
      <text:p text:style-name="P1"/>
      <text:p text:style-name="P1"># <text:span text:style-name="T2">to verify commands </text:span></text:p>
      <text:p text:style-name="P1">export CORE_PEER_TLS_ENABLED=true</text:p>
      <text:p text:style-name="P1">export CORE_PEER_LOCALMSPID="Org1MSP"</text:p>
      <text:p text:style-name="P1">export CORE_PEER_MSPCONFIGPATH=${PWD}/organizations/peerOrganizations/org1.example.com/users/Admin@org1.example.com/msp</text:p>
      <text:p text:style-name="P1">export CORE_PEER_ADDRESS=localhost:7051</text:p>
      <text:p text:style-name="P1">export CORE_PEER_TLS_ROOTCERT_FILE=${PWD}/organizations/peerOrganizations/org1.example.com/peers/peer0.org1.example.com/tls/ca.crt</text:p>
      <text:p text:style-name="P1">peer lifecycle chaincode querycommitted -C mychannel</text:p>
      <text:p text:style-name="P1"/>
      <text:p text:style-name="P1"/>
      <text:p text:style-name="P1">&lt;Stop network&gt;</text:p>
      <text:p text:style-name="P1">./network.sh down</text:p>
      <text:p text:style-name="P1"/>
      <text:p text:style-name="P1"><text:soft-page-break/></text:p>
      <text:p text:style-name="P1"/>
      <text:p text:style-name="P3">IN THE OTHER TERMINAL FOR THE BACKEND</text:p>
      <text:p text:style-name="P5"/>
      <text:p text:style-name="P5">cd ~/Documents/TYP/petadopt/backend/</text:p>
      <text:p text:style-name="P5"/>
      <text:p text:style-name="P5">&lt;first time running&gt;<text:line-break/>npm install</text:p>
      <text:p text:style-name="P5"/>
      <text:p text:style-name="P5"/>
      <text:p text:style-name="P5">&lt;<text:span text:style-name="T2">starting the backend&gt;<text:line-break/>cd ~/Documents/TYP/petadopt/backend</text:span></text:p>
      <text:p text:style-name="P5">npm start</text:p>
      <text:p text:style-name="P5"/>
      <text:p text:style-name="P5"/>
      <text:p text:style-name="P5">&lt;<text:span text:style-name="T2">to have the pet information on the chain&gt;</text:span></text:p>
      <text:p text:style-name="P5">cd ~/Documents/TYP/petadopt/backend</text:p>
      <text:p text:style-name="P5">rm -rf wallet</text:p>
      <text:p text:style-name="P5">npm run import</text:p>
      <text:p text:style-name="P5"/>
      <text:p text:style-name="P5"/>
      <text:p text:style-name="P5">&lt;<text:span text:style-name="T2">in other terminal, to see what has been deployed&gt;</text:span></text:p>
      <text:p text:style-name="P5">curl <text:a xlink:type="simple" xlink:href="http://localhost:4000/api/animals" text:style-name="Internet_20_link" text:visited-style-name="Visited_20_Internet_20_Link">http://localhost:4000/api/animals</text:a></text:p>
      <text:p text:style-name="P5"/>
      <text:p text:style-name="P5"/>
      <text:p text:style-name="P5"/>
      <text:p text:style-name="P5"/>
      <text:p text:style-name="P4">IN THE OTHER TERMINAL FOR THE FRONTEND</text:p>
      <text:p text:style-name="P4"/>
      <text:p text:style-name="P6">&lt;first time running this&gt;</text:p>
      <text:p text:style-name="P6">cd ~/Documents/TYP/petadopt/frontend</text:p>
      <text:p text:style-name="P6">npm install</text:p>
      <text:p text:style-name="P6">npm run dev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02:31:47.008999273</meta:creation-date>
    <dc:date>2026-02-01T18:16:36.932787808</dc:date>
    <meta:editing-duration>P1DT7H11M10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51" meta:word-count="168" meta:character-count="1716" meta:non-whitespace-character-count="1584"/>
  </office:meta>
</office:document-meta>
</file>